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exemple-de-chapô"/>exemple de chapô<text:bookmark-end text:name="exemple-de-chapô"/></text:h>
      <text:p text:style-name="First_20_paragraph">Un tweet comme <text:a xlink:type="simple" xlink:href="https://twitter.com/dbc1502/status/1544630316752674817" office:name=""><text:span text:style-name="Definition">celui-ci</text:span></text:a> pourrait donner le Chapô suivant :</text:p>
      <text:p text:style-name="Text_20_body"><text:span text:style-name="T1">Titre: funeste destin pour l’orque exploratrice</text:span></text:p>
      <text:p text:style-name="Text_20_body"><text:span text:style-name="T1">Chapô (Quoi, qui, quand, où, pourquoi, comment)</text:span></text:p>
      <text:p text:style-name="Text_20_body">une orque avait été aperçue pour la première fois par le GECC(Groupe d’Etudes des Cétacés du Cotentin) le 17 mai dans l’estuaire du Havre remontant la Seine. L’animal a été retrouvé mort le 30 mai et son cadavre soumis à une autopsie. Cette dernière montre que le mammifère avait bien reçu une balle dans le crâne comme indiqué dans le tweet. Toutefois les causes de la mort ont été attribuées en définitive par les experts à la faim et à l’épuisement du cétacé. Ce problème d’alimentation pourrait avoir sa source dans le fait qu’à l’ordinaire les orques chassent en groupe et l’isolement de cet animal aurait pu lui être fatal.</text:p>
      <text:p text:style-name="Text_20_body"><text:span text:style-name="T1">Vérification</text:span></text:p>
      <text:p text:style-name="Text_20_body">Ces informations sont officielles et ont été communiquées dans un communiqué de presse du Préfet de Seine Maritime du 6 juillet 2022 (voir site de la Préfecture : https://www.seine-maritime.gouv.fr/content/download/52469/337983/file/2022%2007%2006%20-%20Communiqu%C3%A9%20de%20presse%20-%20ORQUE%20EN%20SEINE-MARITIME%20-%20R%C3%89SULTATS%20DES%20ANALYSES%20ET%20DE%20LA%20N%C3%89CROPSI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
    <dc:description/>
    <dc:subject/>
    <meta:keyword/>
    <meta:initial-creator/>
    <dc:creator/>
    <meta:creation-date>2022-08-26T09:11:42Z</meta:creation-date>
    <dc:date>2022-08-26T09:11:42Z</dc:date>
  </office:meta>
</office:document-meta>
</file>